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0283" officeooo:paragraph-rsid="00170283"/>
    </style:style>
    <style:style style:name="P2" style:family="paragraph" style:parent-style-name="Standard">
      <style:text-properties officeooo:paragraph-rsid="00170283"/>
    </style:style>
    <style:style style:name="P3" style:family="paragraph" style:parent-style-name="Standard">
      <style:text-properties fo:font-size="16pt" officeooo:rsid="00170283" officeooo:paragraph-rsid="00170283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298467" officeooo:paragraph-rsid="00170283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2pt" fo:language="zxx" fo:country="none" officeooo:rsid="00190044" officeooo:paragraph-rsid="00190044" style:font-size-asian="10.5pt" style:language-asian="zxx" style:country-asian="none" style:font-size-complex="12pt" style:language-complex="zxx" style:country-complex="none"/>
    </style:style>
    <style:style style:name="P6" style:family="paragraph" style:parent-style-name="Standard">
      <style:paragraph-properties>
        <style:tab-stops>
          <style:tab-stop style:position="5.265cm"/>
        </style:tab-stops>
      </style:paragraph-properties>
      <style:text-properties fo:font-size="12pt" fo:language="zxx" fo:country="none" officeooo:rsid="00190044" officeooo:paragraph-rsid="00190044" style:font-size-asian="10.5pt" style:language-asian="zxx" style:country-asian="none" style:font-size-complex="12pt" style:language-complex="zxx" style:country-complex="none"/>
    </style:style>
    <style:style style:name="P7" style:family="paragraph" style:parent-style-name="Standard">
      <style:text-properties fo:font-size="12pt" officeooo:rsid="00170283" officeooo:paragraph-rsid="00170283" style:font-size-asian="12pt" style:font-size-complex="12pt"/>
    </style:style>
    <style:style style:name="P8" style:family="paragraph" style:parent-style-name="Standard">
      <style:text-properties fo:font-size="12pt" officeooo:rsid="00170283" officeooo:paragraph-rsid="00190044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5.265cm"/>
        </style:tab-stops>
      </style:paragraph-properties>
      <style:text-properties style:font-name="Liberation Mono" fo:font-size="12pt" fo:language="zxx" fo:country="none" officeooo:rsid="001ae87a" officeooo:paragraph-rsid="001ae87a" style:font-size-asian="10.5pt" style:language-asian="zxx" style:country-asian="none" style:font-size-complex="12pt" style:language-complex="zxx" style:country-complex="none"/>
    </style:style>
    <style:style style:name="P10" style:family="paragraph" style:parent-style-name="Standard">
      <style:text-properties style:font-name="Liberation Mono" fo:font-size="12pt" fo:language="zxx" fo:country="none" officeooo:rsid="001bde96" officeooo:paragraph-rsid="001bde96" style:font-size-asian="10.5pt" style:language-asian="zxx" style:country-asian="none" style:font-size-complex="12pt" style:language-complex="zxx" style:country-complex="none"/>
    </style:style>
    <style:style style:name="P11" style:family="paragraph" style:parent-style-name="Standard">
      <style:paragraph-properties>
        <style:tab-stops>
          <style:tab-stop style:position="5.265cm"/>
        </style:tab-stops>
      </style:paragraph-properties>
      <style:text-properties style:font-name="Liberation Serif" fo:font-size="12pt" fo:language="zxx" fo:country="none" officeooo:rsid="001ae87a" officeooo:paragraph-rsid="001ae87a" style:font-size-asian="10.5pt" style:language-asian="zxx" style:country-asian="none" style:font-size-complex="12pt" style:language-complex="zxx" style:country-complex="none"/>
    </style:style>
    <style:style style:name="P12" style:family="paragraph" style:parent-style-name="Standard">
      <style:text-properties style:font-name="Liberation Serif" fo:font-size="12pt" fo:language="zxx" fo:country="none" officeooo:rsid="001bde96" officeooo:paragraph-rsid="001bde96" style:font-size-asian="10.5pt" style:language-asian="zxx" style:country-asian="none" style:font-size-complex="12pt" style:language-complex="zxx" style:country-complex="none"/>
    </style:style>
    <style:style style:name="T1" style:family="text">
      <style:text-properties fo:font-size="12pt" fo:language="ca" fo:country="ES" fo:font-weight="normal" officeooo:rsid="002c11d1" style:font-size-asian="12pt" style:font-weight-asian="normal" style:font-size-complex="12pt" style:font-weight-complex="normal" loext:padding="0cm" loext:border="none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90044"/>
    </style:style>
    <style:style style:name="T4" style:family="text">
      <style:text-properties style:font-name="Liberation Mono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rtualBox → 4Gb de RAM &amp; 30Gb HDD</text:p>
      <text:p text:style-name="P1">Ubuntu → 16.04.3</text:p>
      <text:p text:style-name="P1"/>
      <text:p text:style-name="P1">Durant la instal·lació del sistema s’han activat les opcions de “descargar actualizaciones” i “instalar software de terceros”.</text:p>
      <text:p text:style-name="P1"/>
      <text:p text:style-name="P1">Un cop instal·lat, obrir terminal i executar l’script Installation.sh</text:p>
      <text:p text:style-name="P1"><text:tab/></text:p>
      <text:p text:style-name="P1"><text:tab/><text:span text:style-name="T4">sudo bash Installation.sh</text:span></text:p>
      <text:p text:style-name="P1"/>
      <text:p text:style-name="P1">L’script instalarà el programari bàsic per a treballar amb el projecte, demanarà en varies ocasions confirmació per instalar els nous programes i algunes configuracions.</text:p>
      <text:p text:style-name="P1"/>
      <text:p text:style-name="P3">PREPARANT L’ENTORN:</text:p>
      <text:p text:style-name="P3"/>
      <text:p text:style-name="P7">1- Obrir el filezilla:</text:p>
      <text:p text:style-name="P7"><text:tab/>Servidor: sftp://lego.eimt.uc.edu</text:p>
      <text:p text:style-name="P7"><text:tab/>Usuari: ??</text:p>
      <text:p text:style-name="P7"><text:tab/>Contrasenya: ??</text:p>
      <text:p text:style-name="P7"><text:tab/>Port: 55055</text:p>
      <text:p text:style-name="P7">1.2- Descarregar la carpeta:</text:p>
      <text:p text:style-name="P7"><text:tab/><text:span text:style-name="T4">/var/www/html </text:span><text:s/>→ necessitarem part de la documentació que conté. <text:span text:style-name="T5">No eliminar res</text:span> del contingut ja que és la màquina original, simplement descarregar la carpeta html.</text:p>
      <text:p text:style-name="P7"/>
      <text:p text:style-name="P7">Un cop descarregada ja es pot tancar filezilla.</text:p>
      <text:p text:style-name="P7"/>
      <text:p text:style-name="P7">2- Accedir a la carpeta /var/www de la nostra màquina i crear un document anomenat .htaccess que contingui:</text:p>
      <text:p text:style-name="P7"/>
      <text:p text:style-name="P4"><text:span text:style-name="Source_20_Text"><text:span text:style-name="T1">RewriteEngine On</text:span></text:span></text:p>
      <text:p text:style-name="P2"><text:span text:style-name="Source_20_Text">RewriteCond %{REQUEST_FILENAME} !-f</text:span></text:p>
      <text:p text:style-name="P2"><text:span text:style-name="Source_20_Text">RewriteCond %{REQUEST_FILENAME} !-d</text:span></text:p>
      <text:p text:style-name="P7"><text:span text:style-name="Source_20_Text">RewriteRule ^ index.php [QSA,L]</text:span></text:p>
      <text:p text:style-name="P7"><text:span text:style-name="Source_20_Text"/></text:p>
      <text:p text:style-name="P8"><text:span text:style-name="Source_20_Text"><text:span text:style-name="T3">La carpeta /var/www ja té permisos d’escriptura per si es vol treballar des de la carpeta i no des de terminal. </text:span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5">3- copiar de la carpeta html descarregada a la carpeta <text:span text:style-name="T4">/var/www/html</text:span> </text:p>
      <text:p text:style-name="P5">- Les carpetes CSS, JS i fonts (borrar o ometre els arxius accesDANI.js i historialDANI.js)</text:p>
      <text:p text:style-name="P5">- Els documents .html (obviant també els que contenen DANI en el seu nom)</text:p>
      <text:p text:style-name="P5">- copiar la carpeta de públic que es troba dins de restfulAPI dins de /var/www/html (en el nostre cas no disposem de la carpeta restfulAPI).</text:p>
      <text:p text:style-name="P5"/>
      <text:p text:style-name="P5">4 – copiar<text:span text:style-name="T4"> /usr/share/phpmyadmin </text:span>dins de <text:span text:style-name="T4">/var/www/html</text:span></text:p>
      <text:p text:style-name="P5">aquest pas ens permetrà accedir al control de les bases de dades amb phpmyadmin, si es vol, es pot ometre aquest pas i treballar des de terminal amb mysql. La guía treballarà utilitzant l'entorn gràfic phpmyadmin.</text:p>
      <text:p text:style-name="P5"/>
      <text:p text:style-name="P5">5- Obrir el navegador i accedir a <text:span text:style-name="T4">localhost/phpmyadmin</text:span></text:p>
      <text:p text:style-name="P12">Si ens dóna l'error <text:s/>"mbstring ext. Is missing" executar en terminal</text:p>
      <text:p text:style-name="P10"><text:soft-page-break/>sudo apt-get install phpmyadmin php-mbstring php-gettext</text:p>
      <text:p text:style-name="P10"/>
      <text:p text:style-name="P5">5.1 – Un cop dins crear una nova base de dades anomenada lego</text:p>
      <text:p text:style-name="P5">5.2 – En la nova base de dades importar el document lego_2.sql que trobarem dins de /html/BD on html correspon a la carpeta descarregada amb el filezilla.</text:p>
      <text:p text:style-name="P5">5.3 – crear un nou usuari 'legobd' amb password 'Hwrcmwo41@' i host: local.</text:p>
      <text:p text:style-name="P5">Si no s'utilitzen aquestes dades, s'haurà de modificar el fitxer connexio.php per adaptar-les i que l'aplicació es pugui connectar correctament. </text:p>
      <text:p text:style-name="P5"/>
      <text:p text:style-name="P5">6 – Instal·lar l'editor de text preferit, en el meu cas utilitzo atom:</text:p>
      <text:p text:style-name="P6"/>
      <text:p text:style-name="P9">sudo add-apt-repository ppa:webupd8team/atom</text:p>
      <text:p text:style-name="P9">sudo apt-get update</text:p>
      <text:p text:style-name="P9">sudo apt-get install atom</text:p>
      <text:p text:style-name="P9"/>
      <text:p text:style-name="P11">Però n'hi ha d'altres com sublimeText etc. </text:p>
      <text:p text:style-name="P11"/>
      <text:p text:style-name="P11">7- Finalment només queda comprovar les URL dels documents access.js i historial.js que estiguin actives les que apunten a localhost i no les que apunten a lego.eimt.uoc.ed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2:47:00.909764236</meta:creation-date>
    <dc:date>2017-11-15T13:18:27.490459577</dc:date>
    <meta:editing-duration>PT7M5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41" meta:word-count="424" meta:character-count="2758" meta:non-whitespace-character-count="2356"/>
  </office:meta>
</office:document-meta>
</file>